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Inter" svg:font-family="Inter, sans-serif"/>
    <style:font-face style:name="Lohit Devanagari1" svg:font-family="'Lohit Devanagari'"/>
    <style:font-face style:name="Open Sans" svg:font-family="'Open Sans'"/>
    <style:font-face style:name="Open Sans1" svg:font-family="'Open Sans', Helvetica, sans-serif"/>
    <style:font-face style:name="Roboto Mono" svg:font-family="'Roboto Mono', Monaco, Consolas, monospace"/>
    <style:font-face style:name="inherit" svg:font-family="inherit"/>
    <style:font-face style:name="zeitung" svg:font-family="zeitung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000000" style:font-name="zeitung" fo:font-size="18pt" fo:letter-spacing="normal" fo:font-style="normal" fo:font-weight="bold" loext:padding="0in" loext:border="none"/>
    </style:style>
    <style:style style:name="P2" style:family="paragraph" style:parent-style-name="Heading_20_2">
      <style:text-properties fo:font-variant="normal" fo:text-transform="none" fo:color="#000000" style:font-name="Inter" fo:font-size="15pt" fo:letter-spacing="normal" fo:font-style="normal" fo:font-weight="bold" loext:padding="0in" loext:border="none"/>
    </style:style>
    <style:style style:name="P3" style:family="paragraph" style:parent-style-name="Heading_20_2">
      <style:text-properties fo:font-variant="normal" fo:text-transform="none" fo:color="#000000" style:font-name="inherit" fo:font-size="13.5pt" fo:letter-spacing="normal" fo:font-style="normal" fo:font-weight="normal" loext:padding="0in" loext:border="none"/>
    </style:style>
    <style:style style:name="P4" style:family="paragraph" style:parent-style-name="Text_20_body">
      <style:text-properties fo:color="#000000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color="#000000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Inter" fo:font-size="10.5pt" fo:letter-spacing="normal" fo:font-style="normal" fo:font-weight="normal" loext:padding="0in" loext:border="none"/>
    </style:style>
    <style:style style:name="P7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Inter" fo:font-size="10.5pt" fo:letter-spacing="normal" fo:font-style="normal" fo:font-weight="normal" officeooo:rsid="001db5c0" officeooo:paragraph-rsid="001db5c0" loext:padding="0in" loext:border="none"/>
    </style:style>
    <style:style style:name="P8" style:family="paragraph" style:parent-style-name="Text_20_body">
      <style:paragraph-properties fo:margin-left="0in" fo:margin-right="0in" fo:margin-top="0in" fo:margin-bottom="0in" loext:contextual-spacing="false" style:line-height-at-least="0.2291in" fo:text-align="start" style:justify-single-word="false" fo:orphans="2" fo:widows="2" fo:text-indent="0in" style:auto-text-indent="false" fo:padding="0in" fo:border="none"/>
      <style:text-properties officeooo:paragraph-rsid="001db5c0"/>
    </style:style>
    <style:style style:name="P9" style:family="paragraph" style:parent-style-name="Text_20_body">
      <style:paragraph-properties fo:margin-left="0in" fo:margin-right="0in" fo:margin-top="0in" fo:margin-bottom="0in" loext:contextual-spacing="false" fo:line-height="170%" fo:text-align="start" style:justify-single-word="false" fo:orphans="2" fo:widows="2" fo:text-indent="0in" style:auto-text-indent="false" fo:padding="0in" fo:border="none"/>
    </style:style>
    <style:style style:name="P10" style:family="paragraph" style:parent-style-name="Text_20_body">
      <style:paragraph-properties fo:margin-left="0in" fo:margin-right="0in" fo:margin-top="0in" fo:margin-bottom="0in" loext:contextual-spacing="false" fo:line-height="170%" fo:text-align="start" style:justify-single-word="false" fo:orphans="2" fo:widows="2" fo:text-indent="0in" style:auto-text-indent="false" fo:padding="0in" fo:border="none"/>
      <style:text-properties officeooo:paragraph-rsid="001db5c0"/>
    </style:style>
    <style:style style:name="P11" style:family="paragraph" style:parent-style-name="Text_20_body">
      <style:paragraph-properties fo:margin-left="0in" fo:margin-right="0in" fo:margin-top="0in" fo:margin-bottom="0in" loext:contextual-spacing="false" fo:line-height="170%" fo:text-align="start" style:justify-single-word="false" fo:orphans="2" fo:widows="2" fo:text-indent="0in" style:auto-text-indent="false" fo:padding="0in" fo:border="none"/>
      <style:text-properties officeooo:rsid="001db5c0" officeooo:paragraph-rsid="001db5c0"/>
    </style:style>
    <style:style style:name="P12" style:family="paragraph" style:parent-style-name="Text_20_body">
      <style:paragraph-properties fo:margin-left="0.0102in" fo:margin-right="0.0102in" fo:margin-top="0in" fo:margin-bottom="0in" loext:contextual-spacing="false" style:line-height-at-least="0.2291in" fo:text-align="start" style:justify-single-word="false" fo:orphans="2" fo:widows="2" fo:text-indent="0in" style:auto-text-indent="false" fo:padding="0in" fo:border="none"/>
    </style:style>
    <style:style style:name="P13" style:family="paragraph" style:parent-style-name="Text_20_body">
      <style:paragraph-properties fo:margin-left="0.0102in" fo:margin-right="0.0102in" fo:margin-top="0in" fo:margin-bottom="0in" loext:contextual-spacing="false" style:line-height-at-least="0.2291in" fo:text-align="start" style:justify-single-word="false" fo:orphans="2" fo:widows="2" fo:text-indent="0in" style:auto-text-indent="false" fo:padding="0in" fo:border="none"/>
      <style:text-properties officeooo:paragraph-rsid="001db5c0"/>
    </style:style>
    <style:style style:name="T1" style:family="text">
      <style:text-properties fo:font-variant="normal" fo:text-transform="none" fo:color="#000000" style:font-name="Roboto Mono" fo:font-size="10.5pt" fo:letter-spacing="normal" fo:font-style="normal" fo:font-weight="normal" fo:background-color="#f4f4f4" loext:char-shading-value="0" loext:padding="0in" loext:border="none"/>
    </style:style>
    <style:style style:name="T2" style:family="text">
      <style:text-properties fo:font-variant="normal" fo:text-transform="none" fo:color="#000000" style:font-name="Inter" fo:font-size="10.5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Inter" fo:font-size="10.5pt" fo:letter-spacing="normal" fo:font-style="normal" style:text-underline-style="none" fo:font-weight="normal" style:text-blinking="false" loext:padding="0in" loext:border="none"/>
    </style:style>
    <style:style style:name="T4" style:family="text">
      <style:text-properties fo:font-variant="normal" fo:text-transform="none" fo:color="#58646d" style:font-name="Open Sans1" fo:font-size="12pt" fo:letter-spacing="normal" fo:font-style="normal" fo:font-weight="normal"/>
    </style:style>
    <style:style style:name="T5" style:family="text">
      <style:text-properties fo:font-variant="normal" fo:text-transform="none" fo:color="#58646d" style:font-name="Open Sans1" fo:font-size="12pt" fo:letter-spacing="normal" fo:font-style="normal" fo:font-weight="normal" officeooo:rsid="001db5c0"/>
    </style:style>
    <style:style style:name="T6" style:family="text">
      <style:text-properties fo:font-variant="normal" fo:text-transform="none" fo:color="#58646d" style:font-name="Open Sans1" fo:font-size="12pt" fo:letter-spacing="normal" fo:font-style="normal" fo:font-weight="normal" officeooo:rsid="001f7eb6"/>
    </style:style>
    <style:style style:name="T7" style:family="text">
      <style:text-properties fo:font-variant="normal" fo:text-transform="none" fo:color="#58646d" style:font-name="Open Sans1" fo:font-size="12pt" fo:letter-spacing="normal" fo:font-style="normal" fo:font-weight="bold"/>
    </style:style>
    <style:style style:name="T8" style:family="text">
      <style:text-properties fo:color="#58646d"/>
    </style:style>
    <style:style style:name="T9" style:family="text">
      <style:text-properties fo:color="#58646d" style:font-name="Open Sans1" fo:font-size="12pt"/>
    </style:style>
    <style:style style:name="T10" style:family="text">
      <style:text-properties fo:color="#58646d" style:font-name="Open Sans1" fo:font-size="12pt" fo:font-weight="bold"/>
    </style:style>
    <style:style style:name="T11" style:family="text">
      <style:text-properties officeooo:rsid="001f7eb6"/>
    </style:style>
    <text:list-style style:name="L1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/>
      <text:h text:style-name="P1" text:outline-level="1">M5 Forecasting - Accuracy</text:h>
      <text:h text:style-name="P3" text:outline-level="2">Estimate the unit sales of Walmart retail goods</text:h>
      <text:p text:style-name="P6"/>
      <text:p text:style-name="P6"/>
      <text:p text:style-name="P6"><text:span text:style-name="T9">The project's </text:span><text:span text:style-name="Strong_20_Emphasis"><text:span text:style-name="T10">domain background</text:span></text:span><text:span text:style-name="T9"> — the field of research where the project is derived;</text:span></text:p>
      <text:p text:style-name="P7"><text:span text:style-name="T9">retail</text:span></text:p>
      <text:p text:style-name="P10"><text:span text:style-name="T4">A </text:span><text:span text:style-name="Strong_20_Emphasis"><text:span text:style-name="T7">problem statement</text:span></text:span><text:span text:style-name="T4"> — a problem being investigated for which a solution will be defined; </text:span><text:span text:style-name="T2">predicting item sales at stores in various locations for two 28-day time periods</text:span></text:p>
      <text:p text:style-name="P9"><text:span text:style-name="T4">The </text:span><text:span text:style-name="Strong_20_Emphasis"><text:span text:style-name="T7">datasets and inputs</text:span></text:span><text:span text:style-name="T4"> — data or inputs being used for the problem;</text:span></text:p>
      <text:p text:style-name="P9"><text:span text:style-name="T4">the dataset involves the unit sales of 3,049 products, classified in 3 product categories (Hobbies, Foods, and Household) and 7 product departments.</text:span></text:p>
      <text:p text:style-name="P11"><text:span text:style-name="T4">Files</text:span></text:p>
      <text:p text:style-name="P13"><text:span text:style-name="Source_20_Text"><text:span text:style-name="T1">calendar.csv</text:span></text:span><text:span text:style-name="T2"> - Contains information about the dates on which the products are sold.</text:span></text:p>
      <text:p text:style-name="P13"><text:span text:style-name="Source_20_Text"><text:span text:style-name="T1">sales_train_validation.csv</text:span></text:span><text:span text:style-name="T2"> - Contains the historical daily unit sales data per product and store </text:span><text:span text:style-name="Source_20_Text"><text:span text:style-name="T1">[d_1 - d_1913]</text:span></text:span></text:p>
      <text:p text:style-name="P8"><text:span text:style-name="Source_20_Text"><text:span text:style-name="T1">sample_submission.csv</text:span></text:span><text:span text:style-name="T2"> - The correct format for submissions. Reference the </text:span><text:a xlink:type="simple" xlink:href="https://www.kaggle.com/c/m5-forecasting-accuracy/overview/evaluation" text:style-name="Internet_20_link" text:visited-style-name="Visited_20_Internet_20_Link"><text:span text:style-name="T3">Evaluation</text:span></text:a><text:span text:style-name="T2"> tab for more info.</text:span></text:p>
      <text:p text:style-name="P13"><text:span text:style-name="Source_20_Text"><text:span text:style-name="T1">sell_prices.csv</text:span></text:span><text:span text:style-name="T2"> - Contains information about the price of the products sold per store and date.</text:span></text:p>
      <text:p text:style-name="P13"><text:span text:style-name="Source_20_Text"><text:span text:style-name="T1">sales_train_evaluation.csv</text:span></text:span><text:span text:style-name="T2"> - Includes sales </text:span><text:span text:style-name="Source_20_Text"><text:span text:style-name="T1">[d_1 - d_1941]</text:span></text:span><text:span text:style-name="T2"> (labels used for the Public leaderboard)</text:span></text:p>
      <text:p text:style-name="P9"><text:span text:style-name="T4"/></text:p>
      <text:p text:style-name="P9"><text:span text:style-name="T4">A </text:span><text:span text:style-name="Strong_20_Emphasis"><text:span text:style-name="T7">solution statement</text:span></text:span><text:span text:style-name="T4"> — the solution proposed for the problem given;</text:span></text:p>
      <text:p text:style-name="P10"><text:span text:style-name="T4">forecasting model </text:span><text:span text:style-name="T5">to predict item sales</text:span><text:span text:style-name="T4">.</text:span></text:p>
      <text:p text:style-name="P9"><text:span text:style-name="T4">A </text:span><text:span text:style-name="Strong_20_Emphasis"><text:span text:style-name="T7">benchmark model</text:span></text:span><text:span text:style-name="T4"> — some simple or historical model or result to compare the defined solution to; </text:span><text:span text:style-name="T6">XGB</text:span><text:span text:style-name="T5">oost and </text:span><text:span text:style-name="T6">D</text:span><text:span text:style-name="T5">eepAR </text:span><text:span text:style-name="T6">on AWS Sage Maker.</text:span></text:p>
      <text:p text:style-name="P9"><text:span text:style-name="T4"/></text:p>
      <text:p text:style-name="P9"><text:span text:style-name="T4">A set of </text:span><text:span text:style-name="Strong_20_Emphasis"><text:span text:style-name="T7">evaluation metrics</text:span></text:span><text:span text:style-name="T4"> — functional representations for how the solution can be measured; </text:span><text:span text:style-name="T5">how far the predictions from targets and from 80% confidence interval.</text:span></text:p>
      <text:p text:style-name="P9"><text:soft-page-break/><text:span text:style-name="T4">An outline of the </text:span><text:span text:style-name="Strong_20_Emphasis"><text:span text:style-name="T7">project design</text:span></text:span><text:span text:style-name="T4"> — how the solution will be developed and results obtained.</text:span></text:p>
      <text:p text:style-name="P9"><text:span text:style-name="T4">Jupytor </text:span><text:span text:style-name="T6">lab</text:span><text:span text:style-name="T4"> notebook </text:span><text:span text:style-name="T6">on AWS Sage Maker</text:span><text:span text:style-name="T4">, load libraries, load data, </text:span><text:span text:style-name="T6">EDA</text:span><text:span text:style-name="T4">, </text:span><text:span text:style-name="T6">XGB</text:span><text:span text:style-name="T4">oost, </text:span><text:span text:style-name="T6">DeepAR,</text:span><text:span text:style-name="T4"> deploy </text:span><text:span text:style-name="T6">the best model</text:span><text:span text:style-name="T4">, viz result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Inter" svg:font-family="Inter, sans-serif"/>
    <style:font-face style:name="Lohit Devanagari1" svg:font-family="'Lohit Devanagari'"/>
    <style:font-face style:name="Open Sans" svg:font-family="'Open Sans'"/>
    <style:font-face style:name="Open Sans1" svg:font-family="'Open Sans', Helvetica, sans-serif"/>
    <style:font-face style:name="Roboto Mono" svg:font-family="'Roboto Mono', Monaco, Consolas, monospace"/>
    <style:font-face style:name="inherit" svg:font-family="inherit"/>
    <style:font-face style:name="zeitung" svg:font-family="zeitung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14:36:11.207696853</meta:creation-date>
    <dc:date>2021-12-05T14:55:32.327328971</dc:date>
    <meta:editing-duration>PT9M10S</meta:editing-duration>
    <meta:editing-cycles>1</meta:editing-cycles>
    <meta:document-statistic meta:table-count="0" meta:image-count="0" meta:object-count="0" meta:page-count="2" meta:paragraph-count="19" meta:word-count="258" meta:character-count="1666" meta:non-whitespace-character-count="1420"/>
    <meta:generator>LibreOffice/6.4.7.2$Linux_X86_64 LibreOffice_project/40$Build-2</meta:generator>
  </office:meta>
</office:document-meta>
</file>